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18a5" officeooo:paragraph-rsid="000c18a5"/>
    </style:style>
    <style:style style:name="P2" style:family="paragraph" style:parent-style-name="Standard">
      <style:text-properties officeooo:rsid="000d10b3" officeooo:paragraph-rsid="000d10b3"/>
    </style:style>
    <style:style style:name="P3" style:family="paragraph" style:parent-style-name="Standard">
      <style:text-properties officeooo:rsid="000fdbb3" officeooo:paragraph-rsid="000fd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factor 72</text:p>
      <text:p text:style-name="P1">2.spell f1(file)</text:p>
      <text:p text:style-name="P1">3.seq 5 5 100</text:p>
      <text:p text:style-name="P1">3.uname -n</text:p>
      <text:p text:style-name="P1">4.diff f1 f2</text:p>
      <text:p text:style-name="P1">5.df</text:p>
      <text:p text:style-name="P1">6.du</text:p>
      <text:p text:style-name="P1">7.du -h</text:p>
      <text:p text:style-name="P1">8.tty</text:p>
      <text:p text:style-name="P1">9.who </text:p>
      <text:p text:style-name="P1">10.who -H</text:p>
      <text:p text:style-name="P1">11. aspell</text:p>
      <text:p text:style-name="P1">12. iw</text:p>
      <text:p text:style-name="P1">13. rev f1</text:p>
      <text:p text:style-name="P1">14.enable</text:p>
      <text:p text:style-name="P1">15.last</text:p>
      <text:p text:style-name="P1">16.sort f1</text:p>
      <text:p text:style-name="P1">17.ifconfig</text:p>
      <text:p text:style-name="P2">18.ps -u</text:p>
      <text:p text:style-name="P2">19.who -b</text:p>
      <text:p text:style-name="P2">20. who -d</text:p>
      <text:p text:style-name="P2">21. uname -a</text:p>
      <text:p text:style-name="P2">22.free</text:p>
      <text:p text:style-name="P2">23.watch</text:p>
      <text:p text:style-name="P2">24.head f1</text:p>
      <text:p text:style-name="P2">25.top</text:p>
      <text:p text:style-name="P2">26. free -m</text:p>
      <text:p text:style-name="P3">27. dmesg</text:p>
      <text:p text:style-name="P3">28. unexpand f2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29:52.560032535</meta:creation-date>
    <dc:date>2015-01-24T16:03:59.892257298</dc:date>
    <meta:editing-duration>PT11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29" meta:word-count="56" meta:character-count="265" meta:non-whitespace-character-count="237"/>
  </office:meta>
</office:document-meta>
</file>